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Manager.setTaskExecutor( Async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startAsyncProcessing( Object [ ] processing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AsyncManager.startCallableProcessing( final WebAsyncTask &lt; ? &gt; webAsyncTask , Object ... processing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WebAsyncManager.registerDeferredResultInterceptor( Object key , DeferredResultProcessing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syncManager.getConcurrentResul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startDeferredResultProcessing( final DeferredResult &lt; ? &gt; deferredResult , Object ... processing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WebAsyncManager.getConcurren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formatReques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.setConcurrentResultAndDispatch( Object 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AsyncManager.startCallableProcessing( Callable &lt; ? &gt; callable , Object ... processin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.WebAsync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syncManager.setAsyncWebRequest( AsyncWebRequest async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syncManager.registerCallableInterceptor( Object key , CallableProcessing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syncManager.getDeferredResultIntercepto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isConcurrentHandling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registerCallableInterceptors( CallableProcessingInterceptor ...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syncManager.getCallableInterceptor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clearConcurren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syncManager.logExecutorWarn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AsyncManager.hasConcurren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.registerDeferredResultInterceptors( DeferredResultProcessingInterceptor ...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